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92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3.561cm"/>
    </style:style>
    <style:style style:name="co4" style:family="table-column">
      <style:table-column-properties fo:break-before="auto" style:column-width="3.939cm"/>
    </style:style>
    <style:style style:name="co5" style:family="table-column">
      <style:table-column-properties fo:break-before="auto" style:column-width="3.61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824cm" fo:break-before="auto" style:use-optimal-row-height="false"/>
    </style:style>
    <style:style style:name="ro4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/>
    </style:style>
    <style:style style:name="ce2" style:family="table-cell" style:parent-style-name="Default">
      <style:table-cell-properties fo:background-color="#50938a"/>
    </style:style>
    <style:style style:name="ce3" style:family="table-cell" style:parent-style-name="Default">
      <style:table-cell-properties fo:background-color="#50938a"/>
      <style:text-properties fo:font-size="16pt" style:font-size-asian="16pt" style:font-size-complex="16pt"/>
    </style:style>
    <style:style style:name="ce8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00a933"/>
      <style:text-properties fo:color="#00a933"/>
    </style:style>
    <style:style style:name="ce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number-columns-repeated="1016" table:default-cell-style-name="Default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lateform</text:p>
          </table:table-cell>
          <table:table-cell table:style-name="ce1" office:value-type="string" calcext:value-type="string">
            <text:p>Affectations</text:p>
          </table:table-cell>
          <table:table-cell table:style-name="ce1" office:value-type="string" calcext:value-type="string">
            <text:p>Status</text:p>
          </table:table-cell>
          <table:table-cell table:style-name="ce1"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Inscrip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table:style-name="ce8" office:value-type="string" calcext:value-type="string">
            <text:p>Toavina 48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reer des classes avec typescript pour eviter de créer plusieurs variables dans</text:p>
            <text:p> Les composants : User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User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eckIfExists() : verifier si l’utilisateur existe déjà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User(User), toujours controller les valeurs dans les setters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CheckIfExists(User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ogi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Meylis</text:p>
          </table:table-cell>
          <table:table-cell table:style-name="ce10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ogI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 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LoginUser(User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3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nerateToken() : sql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oken_use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Creation enchere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Enchere,DetailsEnchere,Produi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345678i90o’p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newAuctio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2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isValideToken(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newAuction(User,Auction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nchere,Produit,Details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Table : Produit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/ Fiche des encheres (Sans login)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Listes encheres et statu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Fiches() : exist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Fiches(Token) 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Existant + Statu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Toavina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ncherir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lasse util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Rencherir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encherir(Encherir,User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Metier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Rencherir() + contrôle valeur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RencherirEnchere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erche avance sur listes ench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searchAuction(Enchere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searchAuction(Enchere,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e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Historiques de ses propres enchereres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_getHistorique(User,Token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Historique(User)</text:p>
          </table:table-cell>
          <table:table-cell/>
          <table:table-cell office:value-type="string" calcext:value-type="string">
            <text:p>Meyli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Notific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_Notification(Token)</text:p>
          </table:table-cell>
          <table:table-cell office:value-type="string" calcext:value-type="string">
            <text:p>WebServic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getAuctionEnded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Base </text:p>
          </table:table-cell>
          <table:table-cell office:value-type="string" calcext:value-type="string">
            <text:p>Listes des encheres terminees non vues</text:p>
          </table:table-cell>
          <table:table-cell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Micka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Default"/>
          <table:table-cell table:number-columns-repeated="1016"/>
        </table:table-row>
        <table:table-row table:style-name="ro2">
          <table:table-cell table:style-name="ce2" table:number-columns-repeated="2"/>
          <table:table-cell table:style-name="ce3" office:value-type="string" calcext:value-type="string">
            <text:p>Recharger compte et validation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Conception </text:p>
          </table:table-cell>
          <table:table-cell office:value-type="string" calcext:value-type="string">
            <text:p>Affichage</text:p>
          </table:table-cell>
          <table:table-cell table:number-columns-repeated="2"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Composant React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ig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de dynamiqu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Liaison backend et frontend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oller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Compte,Token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ction1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chargerCompte(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nnee de test</text:p>
          </table:table-cell>
          <table:table-cell office:value-type="string" calcext:value-type="string">
            <text:p>Base </text:p>
          </table:table-cell>
          <table:table-cell table:number-columns-repeated="2"/>
          <table:table-cell office:value-type="string" calcext:value-type="string">
            <text:p>Ar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Postman (a enregistrer)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Toavina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1:56:53.634107334</meta:creation-date>
    <dc:date>2023-01-13T10:47:33.284818274</dc:date>
    <meta:editing-duration>PT2H28M54S</meta:editing-duration>
    <meta:editing-cycles>39</meta:editing-cycles>
    <meta:generator>LibreOffice/7.3.7.2$Linux_X86_64 LibreOffice_project/30$Build-2</meta:generator>
    <meta:document-statistic meta:table-count="1" meta:cell-count="488" meta:object-count="0"/>
  </office:meta>
</office:document-meta>
</file>